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 create table QUIZZES( id <text:s/>int primary key auto_increment, title varchar(100), description varchar(255));<text:line-break/>-- create table QUESTIONS( id int primary key auto_increment, quiz_id int, question_text varchar(255), foreign key (quiz_id) references quizzes(id) ON DELETE CASCADE);<text:line-break/>-- create table CHOICES(id int primary key auto_increment, question_id int, choice_text varchar(255), is_correct Boolean, Foreign key (question_id) references questions(id) ON DELETE CASCADE);<text:line-break/><text:line-break/>-- insert into quizzes (title, description) values("Animals", "A quiz on animals of different species");<text:line-break/>-- insert into quizzes (title, description) values("History", "A quiz on world history");<text:line-break/>-- insert into quizzes (title, description) values("Geography", "A quiz on world geography and nations");<text:line-break/>-- insert into quizzes (title, description) values("Art", "A quiz on art history and culture");<text:line-break/><text:line-break/>-- insert into questions (quiz_id, question_text) values(1, "What is the name for a baby kangaroo?");<text:line-break/>-- insert into questions (quiz_id, question_text) values(1, "What color is associated with ladybirds");<text:line-break/>-- insert into questions (quiz_id, question_text) values(1, "What is the name for a female fox?");<text:line-break/>-- insert into questions (quiz_id, question_text) values(1, "What kind of animal is a seahorse");<text:line-break/>-- insert into questions (quiz_id, question_text) values(1, "What is the proper name for a bird of prey's claws?");<text:line-break/> <text:line-break/>-- insert into questions (quiz_id, question_text) values(2, "The Roman military defensive move of 'testudo' takes its name from which animal?");<text:line-break/>-- insert into questions (quiz_id, question_text) values(2, "Which country sent ships in an Armada to invade England in 1588?");<text:line-break/>-- insert into questions (quiz_id, question_text) values(2, "The Minoans were an ancient civilization that flourished on which island in the Mediterranean Sea?");<text:line-break/>-- insert into questions (quiz_id, question_text) values(2, "Which civilization used hieroglyphics to communicate in writing?");<text:line-break/>-- insert into questions (quiz_id, question_text) values(2, "The Celts were an ancient people who inhabited which regions of Europe?");<text:line-break/><text:line-break/>-- insert into questions (quiz_id, question_text) values(3, "What is the longest river in Africa?");<text:line-break/>-- insert into questions (quiz_id, question_text) values(3, "Kiwi is a nickname for someone from which country?");<text:line-break/>-- insert into questions (quiz_id, question_text) values(3, "Mount Fuji is an active volcano in which country?");<text:line-break/>-- insert into questions (quiz_id, question_text) values(3, "Which Sea is the world's saltiest?");<text:line-break/>-- insert into questions (quiz_id, question_text) values(3, "Which type of terrain is characterized by low temperatures and short growing seasons?");<text:line-break/><text:line-break/>-- insert into questions (quiz_id, question_text) values(4, "The Starry Night Over The Rhone' was painted in 1888 by which artist?");<text:line-break/>-- insert into questions (quiz_id, question_text) values(4, "The National Gallery is on which London Square?");<text:line-break/>-- insert into questions (quiz_id, question_text) values(4, "What color is the pigment called ochre, extensively used in Australian aboriginal art?");<text:line-break/>-- insert into questions (quiz_id, question_text) values(4, "Which female Mexican artist is famous for self-portraits?");<text:line-break/>-- insert into questions (quiz_id, question_text) values(4, "Which 20th century artist had a blue period <text:soft-page-break/>and a rose period?");<text:line-break/><text:line-break/>-- insert into choices (question_id, choice_text, is_correct) values(1, "Kit", false);<text:line-break/>-- insert into choices (question_id, choice_text, is_correct) values(1, "Joey", true);<text:line-break/>-- insert into choices (question_id, choice_text, is_correct) values(1, "Fry", false);<text:line-break/><text:line-break/>-- insert into choices (question_id, choice_text, is_correct) values(2, "Blue", false);<text:line-break/>-- insert into choices (question_id, choice_text, is_correct) values(2, "Brown", false);<text:line-break/>-- insert into choices (question_id, choice_text, is_correct) values(2, "Red", true);<text:line-break/><text:line-break/>-- insert into choices (question_id, choice_text, is_correct) values(3, "Doe", false);<text:line-break/>-- insert into choices (question_id, choice_text, is_correct) values(3, "Vixen", true);<text:line-break/>-- insert into choices (question_id, choice_text, is_correct) values(3, "Hen", false);<text:line-break/><text:line-break/>-- insert into choices (question_id, choice_text, is_correct) values(4, "Fish", true);<text:line-break/>-- insert into choices (question_id, choice_text, is_correct) values(4, "Mammal", false);<text:line-break/>-- insert into choices (question_id, choice_text, is_correct) values(4, "Reptile", false);<text:line-break/><text:line-break/>-- insert into choices (question_id, choice_text, is_correct) values(5, "Talons", true);<text:line-break/>-- insert into choices (question_id, choice_text, is_correct) values(5, "Nails", false);<text:line-break/>-- insert into choices (question_id, choice_text, is_correct) values(5, "Ungues", false);<text:line-break/><text:line-break/>-- insert into choices (question_id, choice_text, is_correct) values(6, "Snail", false);<text:line-break/>-- insert into choices (question_id, choice_text, is_correct) values(6, "Fox", false);<text:line-break/>-- insert into choices (question_id, choice_text, is_correct) values(6, "Tortoise", true);<text:line-break/><text:line-break/>-- insert into choices (question_id, choice_text, is_correct) values(7, "Portugal", false);<text:line-break/>-- insert into choices (question_id, choice_text, is_correct) values(7, "France", false);<text:line-break/>-- insert into choices (question_id, choice_text, is_correct) values(7, "Spain", true);<text:line-break/><text:line-break/>-- insert into choices (question_id, choice_text, is_correct) values(8, "Rhodes", false);<text:line-break/>-- insert into choices (question_id, choice_text, is_correct) values(8, "Crete", true);<text:line-break/>-- insert into choices (question_id, choice_text, is_correct) values(8, "Cyprus", false);<text:line-break/><text:line-break/>-- insert into choices (question_id, choice_text, is_correct) values(9, "French", false);<text:line-break/>-- insert into choices (question_id, choice_text, is_correct) values(9, "Egyptian", true);<text:line-break/>-- insert into choices (question_id, choice_text, is_correct) values(9, "Romanian", false);<text:line-break/><text:line-break/>-- insert into choices (question_id, choice_text, is_correct) values(10, "Mainly Western Europe", false);<text:line-break/>-- insert into choices (question_id, choice_text, is_correct) values(10, "Mainly Eastern Europe ", false);<text:line-break/>-- insert into choices (question_id, choice_text, is_correct) values(10, "Mainly Western and Central Europe", true);<text:line-break/><text:line-break/>-- insert into choices (question_id, choice_text, is_correct) values(11, "The Nile River", true);<text:line-break/>-- insert into choices (question_id, choice_text, is_correct) values(11, "The Thames River", false);<text:line-break/>-- insert into choices (question_id, choice_text, is_correct) values(11, "The Missouri River", false);<text:line-break/><text:line-break/>-- insert into choices (question_id, choice_text, is_correct) values(12, "Australia", false);<text:line-break/>-- insert into choices (question_id, choice_text, is_correct) values(12, "New Zealand", true);<text:line-break/><text:soft-page-break/>-- insert into choices (question_id, choice_text, is_correct) values(12, "India", false);<text:line-break/><text:line-break/>-- insert into choices (question_id, choice_text, is_correct) values(13, "Japan", true);<text:line-break/>-- insert into choices (question_id, choice_text, is_correct) values(13, "Germany", false);<text:line-break/>-- insert into choices (question_id, choice_text, is_correct) values(13, "Nepal", false);<text:line-break/><text:line-break/>-- insert into choices (question_id, choice_text, is_correct) values(14, "Sandstone", false);<text:line-break/>-- insert into choices (question_id, choice_text, is_correct) values(14, "Granite", false);<text:line-break/>-- insert into choices (question_id, choice_text, is_correct) values(14, "Chalk", true);<text:line-break/><text:line-break/>-- insert into choices (question_id, choice_text, is_correct) values(15, "Taiga", false);<text:line-break/>-- insert into choices (question_id, choice_text, is_correct) values(15, "Desert", false);<text:line-break/>-- insert into choices (question_id, choice_text, is_correct) values(15, "Tundra", true);<text:line-break/><text:line-break/>-- insert into choices (question_id, choice_text, is_correct) values(16, "Van Gogh", true);<text:line-break/>-- insert into choices (question_id, choice_text, is_correct) values(16, "Rembrandt", false);<text:line-break/>-- insert into choices (question_id, choice_text, is_correct) values(16, "Michelangelo", false);<text:line-break/><text:line-break/>-- insert into choices (question_id, choice_text, is_correct) values(17, "1st Arrondissement", false);<text:line-break/>-- insert into choices (question_id, choice_text, is_correct) values(17, "Trafalgar Square", true);<text:line-break/>-- insert into choices (question_id, choice_text, is_correct) values(17, "Museumstraat 1", false);<text:line-break/><text:line-break/>-- insert into choices (question_id, choice_text, is_correct) values(18, "Green", false);<text:line-break/>-- insert into choices (question_id, choice_text, is_correct) values(18, "Red", true);<text:line-break/>-- insert into choices (question_id, choice_text, is_correct) values(18, "Indigo", false);<text:line-break/><text:line-break/>-- insert into choices (question_id, choice_text, is_correct) values(19, "Artemisia Gentileschi", false);<text:line-break/>-- insert into choices (question_id, choice_text, is_correct) values(19, "Sofonisba Anguissola", false);<text:line-break/>-- insert into choices (question_id, choice_text, is_correct) values(19, "Frida Kahlo", true);<text:line-break/><text:line-break/>-- insert into choices (question_id, choice_text, is_correct) values(20, "Picasso", true);<text:line-break/>-- insert into choices (question_id, choice_text, is_correct) values(20, "Salvador Dalí", false);<text:line-break/>-- insert into choices (question_id, choice_text, is_correct) values(20, "Andy Warhol", false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6.2$Windows_X86_64 LibreOffice_project/684e730861356e74889dfe6dbddd3562aae2e6ad</meta:generator>
    <dc:date>2024-10-28T17:45:43.592000000</dc:date>
    <meta:editing-duration>PT7S</meta:editing-duration>
    <meta:editing-cycles>1</meta:editing-cycles>
    <meta:document-statistic meta:table-count="0" meta:image-count="0" meta:object-count="0" meta:page-count="3" meta:paragraph-count="1" meta:word-count="1073" meta:character-count="8909" meta:non-whitespace-character-count="7810"/>
  </office:meta>
</office:document-meta>
</file>